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awline" svg:font-family="Rawlin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001cm" fo:margin-left="-1.134cm" table:align="left"/>
    </style:style>
    <style:style style:name="Tabela1.A" style:family="table-column">
      <style:table-column-properties style:column-width="1.058cm"/>
    </style:style>
    <style:style style:name="Tabela1.B" style:family="table-column">
      <style:table-column-properties style:column-width="4.209cm"/>
    </style:style>
    <style:style style:name="Tabela1.C" style:family="table-column">
      <style:table-column-properties style:column-width="3.103cm"/>
    </style:style>
    <style:style style:name="Tabela1.D" style:family="table-column">
      <style:table-column-properties style:column-width="6.038cm"/>
    </style:style>
    <style:style style:name="Tabela1.E" style:family="table-column">
      <style:table-column-properties style:column-width="4.5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solid" style:text-underline-width="auto" style:text-underline-color="font-color" fo:font-weight="normal" officeooo:rsid="00210365" officeooo:paragraph-rsid="0022d1ec" fo:background-color="#ffff00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1803d6" officeooo:paragraph-rsid="004482c1" fo:background-color="transparent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1c199b" officeooo:paragraph-rsid="00527840" fo:background-color="transparent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1803d6" officeooo:paragraph-rsid="004482c1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209151" officeooo:paragraph-rsid="005998a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officeooo:paragraph-rsid="004482c1" style:font-style-asian="normal" style:font-style-complex="normal"/>
    </style:style>
    <style:style style:name="P7" style:family="paragraph" style:parent-style-name="Standard">
      <style:text-properties fo:font-style="normal" officeooo:rsid="00411508" officeooo:paragraph-rsid="004482c1" style:font-style-asian="normal" style:font-style-complex="normal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1803d6" officeooo:paragraph-rsid="001803d6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1155d" officeooo:paragraph-rsid="004482c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c199b" officeooo:paragraph-rsid="001c199b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officeooo:rsid="001803d6" officeooo:paragraph-rsid="001803d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1803d6" officeooo:paragraph-rsid="0020915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1ab189" officeooo:paragraph-rsid="001ab189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1d7789" officeooo:paragraph-rsid="001d7789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paragraph-rsid="00210365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rsid="00210365" officeooo:paragraph-rsid="00210365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officeooo:rsid="00460400" officeooo:paragraph-rsid="00460400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bold" officeooo:rsid="0055d5eb" officeooo:paragraph-rsid="0055d5eb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1pt" fo:font-weight="bold" officeooo:rsid="00460400" officeooo:paragraph-rsid="00460400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officeooo:rsid="001803d6" officeooo:paragraph-rsid="004482c1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2a359" officeooo:paragraph-rsid="0062a359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1a24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4fee" style:font-weight-asian="normal" style:font-weight-complex="normal"/>
    </style:style>
    <style:style style:name="T4" style:family="text">
      <style:text-properties fo:font-weight="normal" officeooo:rsid="004c6c6e" style:font-weight-asian="normal" style:font-weight-complex="normal"/>
    </style:style>
    <style:style style:name="T5" style:family="text">
      <style:text-properties fo:font-weight="normal" officeooo:rsid="004d2180" style:font-weight-asian="normal" style:font-weight-complex="normal"/>
    </style:style>
    <style:style style:name="T6" style:family="text">
      <style:text-properties fo:font-weight="normal" officeooo:rsid="003dcfeb" style:font-weight-asian="normal" style:font-weight-complex="normal"/>
    </style:style>
    <style:style style:name="T7" style:family="text">
      <style:text-properties fo:font-weight="normal" officeooo:rsid="00594fef" style:font-weight-asian="normal" style:font-weight-complex="normal"/>
    </style:style>
    <style:style style:name="T8" style:family="text">
      <style:text-properties fo:font-weight="normal" officeooo:rsid="005d047b" style:font-weight-asian="normal" style:font-weight-complex="normal"/>
    </style:style>
    <style:style style:name="T9" style:family="text">
      <style:text-properties fo:font-weight="normal" officeooo:rsid="005d6782" style:font-weight-asian="normal" style:font-weight-complex="normal"/>
    </style:style>
    <style:style style:name="T10" style:family="text">
      <style:text-properties fo:font-weight="normal" officeooo:rsid="005fdb03" style:font-weight-asian="normal" style:font-weight-complex="normal"/>
    </style:style>
    <style:style style:name="T11" style:family="text">
      <style:text-properties fo:font-weight="normal" officeooo:rsid="0060c846" style:font-weight-asian="normal" style:font-weight-complex="normal"/>
    </style:style>
    <style:style style:name="T12" style:family="text">
      <style:text-properties fo:font-weight="normal" officeooo:rsid="0061f207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803d6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4d218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52784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5d6782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5f1078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60c846" style:font-weight-asian="bold" style:font-weight-complex="bold"/>
    </style:style>
    <style:style style:name="T20" style:family="text">
      <style:text-properties officeooo:rsid="00210365"/>
    </style:style>
    <style:style style:name="T21" style:family="text">
      <style:text-properties officeooo:rsid="00428f26"/>
    </style:style>
    <style:style style:name="T22" style:family="text">
      <style:text-properties officeooo:rsid="00284fee"/>
    </style:style>
    <style:style style:name="T23" style:family="text">
      <style:text-properties officeooo:rsid="001ab189"/>
    </style:style>
    <style:style style:name="T24" style:family="text">
      <style:text-properties officeooo:rsid="00404c02"/>
    </style:style>
    <style:style style:name="T25" style:family="text">
      <style:text-properties officeooo:rsid="0060c8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5">EVANDRO LUIS ROCHA </text:span>– CPF: <text:span text:style-name="T25">279.271.538-38.</text:span></text:p>
      <text:p text:style-name="P4">E/NB:<text:span text:style-name="T2"> </text:span><text:span text:style-name="T11">32/627.353.309-5</text:span><text:span text:style-name="T4">.</text:span></text:p>
      <text:p text:style-name="P6"><text:span text:style-name="T14">FAV: </text:span><text:span text:style-name="T19">LUIZ FERNANDO SAN FELICI PIRES</text:span><text:span text:style-name="T15">.</text:span></text:p>
      <text:p text:style-name="P7"><text:span text:style-name="T13">C</text:span><text:span text:style-name="T16">PF: </text:span><text:span text:style-name="T19">216.653.648-40</text:span><text:span text:style-name="T15">.</text:span></text:p>
      <text:p text:style-name="P3"><text:span text:style-name="T23">B</text:span><text:span text:style-name="T15">ANCO: </text:span><text:span text:style-name="T7">BRASIL</text:span><text:span text:style-name="T6"> </text:span><text:span text:style-name="T24">AGÊNCIA: 0268-2 CC: 4685-X.</text:span></text:p>
      <text:p text:style-name="P2">PROCESSO Nº:<text:span text:style-name="T1"> </text:span><text:span text:style-name="T12">0000469-96.2020.8.26.0664</text:span><text:span text:style-name="T5"> – </text:span><text:span text:style-name="T12">1</text:span><text:span text:style-name="T8">ª VARA CÍVEL </text:span><text:span text:style-name="T12">VOTUPORANGA</text:span></text:p>
      <text:p text:style-name="P9"><text:span text:style-name="T21">PARÂMETRO</text:span>:<text:span text:style-name="T2"> </text:span><text:span text:style-name="T12">DESCONTAR MENSALMENTE 30% (TRINTA POR CENTO) DO VALOR DO BENEFÍCIO</text:span></text:p>
      <text:p text:style-name="P2"><text:span text:style-name="T22">TAREFA GET Nº: </text:span><text:span text:style-name="T12">1397615441</text:span><text:span text:style-name="T3">.</text:span></text:p>
      <text:p text:style-name="P1"/>
      <text:p text:style-name="P25">32/627.353.309-5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0">Nº</text:p>
          </table:table-cell>
          <table:table-cell table:style-name="Tabela1.A1" office:value-type="string">
            <text:p text:style-name="P11">Nº DA AP</text:p>
          </table:table-cell>
          <table:table-cell table:style-name="Tabela1.A1" office:value-type="string">
            <text:p text:style-name="P12">PERÍODO</text:p>
          </table:table-cell>
          <table:table-cell table:style-name="Tabela1.A1" office:value-type="string">
            <text:p text:style-name="P12">VALOR DA AP</text:p>
          </table:table-cell>
          <table:table-cell table:style-name="Tabela1.E1" office:value-type="string">
            <text:p text:style-name="P12">DATA DE EMISSÃO</text:p>
          </table:table-cell>
        </table:table-row>
        <table:table-row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4"/>
          </table:table-cell>
          <table:table-cell table:style-name="Tabela1.E2" office:value-type="string">
            <text:p text:style-name="P14"/>
          </table:table-cell>
        </table:table-row>
        <table:table-row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5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6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7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8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9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10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11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3">12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0"/>
          </table:table-cell>
          <table:table-cell table:style-name="Tabela1.E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4">13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2"/>
          </table:table-cell>
          <table:table-cell table:style-name="Tabela1.E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15">14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5"/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5">15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5"/>
          </table:table-cell>
          <table:table-cell table:style-name="Tabela1.E2" office:value-type="string">
            <text:p text:style-name="P15"/>
          </table:table-cell>
        </table:table-row>
        <table:table-row>
          <table:table-cell table:style-name="Tabela1.A2" office:value-type="string">
            <text:p text:style-name="P17">16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1"/>
          </table:table-cell>
          <table:table-cell table:style-name="Tabela1.E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16">1<text:span text:style-name="T20">7</text:span>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18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19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0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1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2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3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4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5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6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7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8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29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19">30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20"/>
          </table:table-cell>
          <table:table-cell table:style-name="Tabela1.E2" office:value-type="string">
            <text:p text:style-name="P2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Rawline" svg:font-family="Rawlin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9T07:20:26.731000000</meta:creation-date>
    <dc:date>2025-09-26T11:45:07.877000000</dc:date>
    <meta:editing-duration>PT54M29S</meta:editing-duration>
    <meta:editing-cycles>57</meta:editing-cycles>
    <meta:generator>LibreOffice/4.1.3.2$Windows_x86 LibreOffice_project/70feb7d99726f064edab4605a8ab840c50ec57a</meta:generator>
    <meta:print-date>2025-06-30T08:26:10.713000000</meta:print-date>
    <meta:document-statistic meta:table-count="1" meta:image-count="0" meta:object-count="0" meta:page-count="1" meta:paragraph-count="44" meta:word-count="85" meta:character-count="440" meta:non-whitespace-character-count="397"/>
  </office:meta>
</office:document-meta>
</file>